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" svg:font-family="NotoSan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4f4f4" loext:decorative="false"/>
    </style:style>
    <style:style style:name="gr2" style:family="graphic" style:parent-style-name="standard">
      <style:graphic-properties draw:stroke="none" draw:fill="solid" draw:fill-color="#333333" loext:decorative="false"/>
    </style:style>
    <style:style style:name="gr3" style:family="graphic" style:parent-style-name="standard">
      <style:graphic-properties draw:stroke="none" draw:fill="solid" draw:fill-color="#dddddd" loext:decorative="false"/>
    </style:style>
    <style:style style:name="gr4" style:family="graphic" style:parent-style-name="standard">
      <style:graphic-properties draw:stroke="none" draw:fill="solid" draw:fill-color="#ffffff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12cm" fo:min-width="0.81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32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5cm" fo:min-width="0.6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4f4f4"/>
    </style:style>
    <style:style style:name="P2" style:family="paragraph">
      <loext:graphic-properties draw:fill="solid" draw:fill-color="#333333"/>
    </style:style>
    <style:style style:name="P3" style:family="paragraph">
      <loext:graphic-properties draw:fill="solid" draw:fill-color="#dddddd"/>
    </style:style>
    <style:style style:name="P4" style:family="paragraph">
      <loext:graphic-properties draw:fill="solid" draw:fill-color="#ffffff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23pt" style:font-size-asian="23pt" style:font-size-complex="23pt"/>
    </style:style>
    <style:style style:name="P7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P8" style:family="paragraph">
      <loext:graphic-properties draw:fill="none"/>
      <style:text-properties fo:font-size="18.5pt" style:font-size-asian="18.5pt" style:font-size-complex="18.5pt"/>
    </style:style>
    <style:style style:name="T1" style:family="text">
      <style:text-properties fo:color="#ffffff" loext:opacity="100%" style:font-name="NotoSans" fo:font-size="23pt" fo:font-weight="normal" style:font-name-asian="NotoSans" style:font-size-asian="23pt" style:font-weight-asian="normal" style:font-name-complex="NotoSans" style:font-size-complex="23pt" style:font-weight-complex="normal"/>
    </style:style>
    <style:style style:name="T2" style:family="text">
      <style:text-properties fo:color="#ffffff" loext:opacity="100%" style:font-name="NotoSans" fo:font-size="9.19999980926514pt" fo:font-weight="normal" style:font-name-asian="NotoSans" style:font-size-asian="9.19999980926514pt" style:font-weight-asian="normal" style:font-name-complex="NotoSans" style:font-size-complex="9.19999980926514pt" style:font-weight-complex="normal"/>
    </style:style>
    <style:style style:name="T3" style:family="text">
      <style:text-properties fo:color="#333333" loext:opacity="100%" style:font-name="NotoSans" fo:font-size="18.5pt" fo:font-weight="normal" style:font-name-asian="NotoSans" style:font-size-asian="18.5pt" style:font-weight-asian="normal" style:font-name-complex="NotoSans" style:font-size-complex="18.5pt" style:font-weight-complex="normal"/>
    </style:style>
    <style:style style:name="T4" style:family="text">
      <style:text-properties fo:color="#212529" loext:opacity="100%" style:font-name="NotoSans" fo:font-size="9.19999980926514pt" fo:font-weight="bold" style:font-name-asian="NotoSans" style:font-size-asian="9.19999980926514pt" style:font-weight-asian="bold" style:font-name-complex="NotoSans" style:font-size-complex="9.19999980926514pt" style:font-weight-complex="bold"/>
    </style:style>
    <style:style style:name="T5" style:family="text">
      <style:text-properties fo:color="#212529" loext:opacity="100%" style:font-name="NotoSans" fo:font-size="9.19999980926514pt" fo:font-weight="normal" style:font-name-asian="NotoSans" style:font-size-asian="9.19999980926514pt" style:font-weight-asian="normal" style:font-name-complex="NotoSans" style:font-size-complex="9.199999809265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27cm" svg:height="25.962cm" svg:x="0.343cm" svg:y="0.343cm" svg:viewBox="0 0 20271 25963" draw:points="0,0 20271,0 20271,25963 0,25963">
          <text:p/>
        </draw:polygon>
        <draw:polygon draw:style-name="gr2" draw:text-style-name="P2" draw:layer="layout" svg:width="19.66cm" svg:height="3.619cm" svg:x="0.648cm" svg:y="1.319cm" svg:viewBox="0 0 19661 3620" draw:points="0,0 19661,0 19661,3620 0,3620">
          <text:p/>
        </draw:polygon>
        <draw:path draw:style-name="gr3" draw:text-style-name="P3" draw:layer="layout" svg:width="19.66cm" svg:height="0.956cm" svg:x="0.648cm" svg:y="6.361cm" svg:viewBox="0 0 19661 957" svg:d="M102 0h19457c56 0 102 46 102 102v753c0 56-46 102-102 102h-19457c-56 0-102-46-102-102v-753c0-56 46-102 102-102zM143 61h19375c45 0 82 37 82 82v671c0 45-37 82-82 82h-19375c-45 0-82-37-82-82v-671c0-45 37-82 82-82z">
          <text:p/>
        </draw:path>
        <draw:path draw:style-name="gr4" draw:text-style-name="P4" draw:layer="layout" svg:width="19.618cm" svg:height="0.914cm" svg:x="0.669cm" svg:y="6.382cm" svg:viewBox="0 0 19619 915" svg:d="M81 0h19457c45 0 81 36 81 81v753c0 45-36 81-81 81h-19457c-45 0-81-36-81-81v-753c0-45 36-81 81-81z">
          <text:p/>
        </draw:path>
        <draw:path draw:style-name="gr3" draw:text-style-name="P3" draw:layer="layout" svg:width="19.66cm" svg:height="0.956cm" svg:x="0.648cm" svg:y="7.52cm" svg:viewBox="0 0 19661 957" svg:d="M102 0h19457c56 0 102 46 102 102v753c0 56-46 102-102 102h-19457c-56 0-102-46-102-102v-753c0-56 46-102 102-102zM143 61h19375c45 0 82 36 82 81v672c0 45-37 82-82 82h-19375c-45 0-82-37-82-82v-672c0-45 37-81 82-81z">
          <text:p/>
        </draw:path>
        <draw:path draw:style-name="gr4" draw:text-style-name="P4" draw:layer="layout" svg:width="19.618cm" svg:height="0.915cm" svg:x="0.669cm" svg:y="7.54cm" svg:viewBox="0 0 19619 916" svg:d="M81 0h19457c45 0 81 37 81 82v753c0 45-36 81-81 81h-19457c-45 0-81-36-81-81v-753c0-45 36-82 81-82z">
          <text:p/>
        </draw:path>
        <draw:path draw:style-name="gr3" draw:text-style-name="P3" draw:layer="layout" svg:width="19.66cm" svg:height="0.956cm" svg:x="0.648cm" svg:y="9.817cm" svg:viewBox="0 0 19661 957" svg:d="M102 0h19457c56 0 102 46 102 102v753c0 56-46 102-102 102h-19457c-56 0-102-46-102-102v-753c0-56 46-102 102-102zM143 61h19375c45 0 82 37 82 82v672c0 44-37 81-82 81h-19375c-45 0-82-37-82-81v-672c0-45 37-82 82-82z">
          <text:p/>
        </draw:path>
        <draw:path draw:style-name="gr4" draw:text-style-name="P4" draw:layer="layout" svg:width="19.618cm" svg:height="0.915cm" svg:x="0.669cm" svg:y="9.838cm" svg:viewBox="0 0 19619 916" svg:d="M81 0h19457c45 0 81 36 81 81v753c0 45-36 82-81 82h-19457c-45 0-81-37-81-82v-753c0-45 36-81 81-81z">
          <text:p/>
        </draw:path>
        <draw:path draw:style-name="gr3" draw:text-style-name="P3" draw:layer="layout" svg:width="19.66cm" svg:height="0.956cm" svg:x="0.648cm" svg:y="10.976cm" svg:viewBox="0 0 19661 957" svg:d="M102 0h19457c56 0 102 47 102 103v752c0 56-46 102-102 102h-19457c-56 0-102-46-102-102v-752c0-56 46-103 102-103zM143 62h19375c45 0 82 37 82 81v671c0 45-37 82-82 82h-19375c-45 0-82-37-82-82v-671c0-44 37-81 82-81z">
          <text:p/>
        </draw:path>
        <draw:path draw:style-name="gr4" draw:text-style-name="P4" draw:layer="layout" svg:width="19.618cm" svg:height="0.915cm" svg:x="0.669cm" svg:y="10.996cm" svg:viewBox="0 0 19619 916" svg:d="M81 0h19457c45 0 81 37 81 82v753c0 45-36 81-81 81h-19457c-45 0-81-36-81-81v-753c0-45 36-82 81-82z">
          <text:p/>
        </draw:path>
        <draw:path draw:style-name="gr3" draw:text-style-name="P3" draw:layer="layout" svg:width="19.66cm" svg:height="0.955cm" svg:x="0.648cm" svg:y="12.135cm" svg:viewBox="0 0 19661 956" svg:d="M102 0h19457c56 0 102 45 102 102v753c0 56-46 101-102 101h-19457c-56 0-102-45-102-101v-753c0-57 46-102 102-102zM143 61h19375c45 0 82 36 82 81v672c0 45-37 81-82 81h-19375c-45 0-82-36-82-81v-672c0-45 37-81 82-81z">
          <text:p/>
        </draw:path>
        <draw:path draw:style-name="gr4" draw:text-style-name="P4" draw:layer="layout" svg:width="19.618cm" svg:height="0.915cm" svg:x="0.669cm" svg:y="12.155cm" svg:viewBox="0 0 19619 916" svg:d="M81 0h19457c45 0 81 37 81 82v753c0 45-36 81-81 81h-19457c-45 0-81-36-81-81v-753c0-45 36-82 81-82z">
          <text:p/>
        </draw:path>
        <draw:path draw:style-name="gr3" draw:text-style-name="P3" draw:layer="layout" svg:width="19.66cm" svg:height="0.955cm" svg:x="0.648cm" svg:y="13.294cm" svg:viewBox="0 0 19661 956" svg:d="M102 0h19457c56 0 102 45 102 101v754c0 56-46 101-102 101h-19457c-56 0-102-45-102-101v-754c0-56 46-101 102-101zM143 61h19375c45 0 82 36 82 81v672c0 45-37 81-82 81h-19375c-45 0-82-36-82-81v-672c0-45 37-81 82-81z">
          <text:p/>
        </draw:path>
        <draw:path draw:style-name="gr4" draw:text-style-name="P4" draw:layer="layout" svg:width="19.618cm" svg:height="0.915cm" svg:x="0.669cm" svg:y="13.314cm" svg:viewBox="0 0 19619 916" svg:d="M81 0h19457c45 0 81 37 81 81v753c0 46-36 82-81 82h-19457c-45 0-81-36-81-82v-753c0-44 36-81 81-81z">
          <text:p/>
        </draw:path>
        <draw:path draw:style-name="gr3" draw:text-style-name="P3" draw:layer="layout" svg:width="19.66cm" svg:height="0.955cm" svg:x="0.648cm" svg:y="16.425cm" svg:viewBox="0 0 19661 956" svg:d="M102 0h19457c56 0 102 45 102 101v754c0 56-46 101-102 101h-19457c-56 0-102-45-102-101v-754c0-56 46-101 102-101zM143 61h19375c45 0 82 36 82 81v672c0 45-37 81-82 81h-19375c-45 0-82-36-82-81v-672c0-45 37-81 82-81z">
          <text:p/>
        </draw:path>
        <draw:path draw:style-name="gr4" draw:text-style-name="P4" draw:layer="layout" svg:width="19.618cm" svg:height="0.915cm" svg:x="0.669cm" svg:y="16.445cm" svg:viewBox="0 0 19619 916" svg:d="M81 0h19457c45 0 81 36 81 81v754c0 44-36 81-81 81h-19457c-45 0-81-37-81-81v-754c0-45 36-81 81-81z">
          <text:p/>
        </draw:path>
        <draw:path draw:style-name="gr3" draw:text-style-name="P3" draw:layer="layout" svg:width="19.66cm" svg:height="0.956cm" svg:x="0.648cm" svg:y="17.583cm" svg:viewBox="0 0 19661 957" svg:d="M102 0h19457c56 0 102 46 102 103v752c0 56-46 102-102 102h-19457c-56 0-102-46-102-102v-752c0-57 46-103 102-103zM143 61h19375c45 0 82 38 82 83v671c0 45-37 81-82 81h-19375c-45 0-82-36-82-81v-671c0-45 37-83 82-83z">
          <text:p/>
        </draw:path>
        <draw:path draw:style-name="gr4" draw:text-style-name="P4" draw:layer="layout" svg:width="19.618cm" svg:height="0.915cm" svg:x="0.669cm" svg:y="17.604cm" svg:viewBox="0 0 19619 916" svg:d="M81 0h19457c45 0 81 36 81 81v753c0 45-36 82-81 82h-19457c-45 0-81-37-81-82v-753c0-45 36-81 81-81z">
          <text:p/>
        </draw:path>
        <draw:path draw:style-name="gr3" draw:text-style-name="P3" draw:layer="layout" svg:width="19.66cm" svg:height="0.956cm" svg:x="0.648cm" svg:y="18.742cm" svg:viewBox="0 0 19661 957" svg:d="M102 0h19457c56 0 102 46 102 102v753c0 56-46 102-102 102h-19457c-56 0-102-46-102-102v-753c0-56 46-102 102-102zM143 61h19375c45 0 82 37 82 82v670c0 46-37 83-82 83h-19375c-45 0-82-37-82-83v-670c0-45 37-82 82-82z">
          <text:p/>
        </draw:path>
        <draw:path draw:style-name="gr4" draw:text-style-name="P4" draw:layer="layout" svg:width="19.618cm" svg:height="0.914cm" svg:x="0.669cm" svg:y="18.763cm" svg:viewBox="0 0 19619 915" svg:d="M81 0h19457c45 0 81 36 81 81v752c0 45-36 82-81 82h-19457c-45 0-81-37-81-82v-752c0-45 36-81 81-81z">
          <text:p/>
        </draw:path>
        <draw:path draw:style-name="gr3" draw:text-style-name="P3" draw:layer="layout" svg:width="19.66cm" svg:height="1.463cm" svg:x="0.648cm" svg:y="21.04cm" svg:viewBox="0 0 19661 1464" svg:d="M102 0h19457c56 0 102 45 102 101v1262c0 56-46 101-102 101h-19457c-56 0-102-45-102-101v-1262c0-56 46-101 102-101zM143 61h19375c45 0 82 36 82 81v1180c0 45-37 81-82 81h-19375c-45 0-82-36-82-81v-1180c0-45 37-81 82-81z">
          <text:p/>
        </draw:path>
        <draw:path draw:style-name="gr4" draw:text-style-name="P4" draw:layer="layout" svg:width="19.618cm" svg:height="1.423cm" svg:x="0.669cm" svg:y="21.06cm" svg:viewBox="0 0 19619 1424" svg:d="M81 0h19457c45 0 81 36 81 81v1262c0 45-36 81-81 81h-19457c-45 0-81-36-81-81v-1262c0-45 36-81 81-81z">
          <text:p/>
        </draw:path>
        <draw:path draw:style-name="gr3" draw:text-style-name="P3" draw:layer="layout" svg:width="19.66cm" svg:height="1.463cm" svg:x="0.648cm" svg:y="22.707cm" svg:viewBox="0 0 19661 1464" svg:d="M102 0h19457c56 0 102 45 102 101v1261c0 56-46 102-102 102h-19457c-56 0-102-46-102-102v-1261c0-56 46-101 102-101zM143 61h19375c45 0 82 36 82 81v1179c0 45-37 81-82 81h-19375c-45 0-82-36-82-81v-1179c0-45 37-81 82-81z">
          <text:p/>
        </draw:path>
        <draw:path draw:style-name="gr4" draw:text-style-name="P4" draw:layer="layout" svg:width="19.618cm" svg:height="1.423cm" svg:x="0.669cm" svg:y="22.727cm" svg:viewBox="0 0 19619 1424" svg:d="M81 0h19457c45 0 81 36 81 81v1262c0 45-36 81-81 81h-19457c-45 0-81-36-81-81v-1262c0-45 36-81 81-81z">
          <text:p/>
        </draw:path>
        <draw:path draw:style-name="gr3" draw:text-style-name="P3" draw:layer="layout" svg:width="19.66cm" svg:height="0.955cm" svg:x="0.648cm" svg:y="24.374cm" svg:viewBox="0 0 19661 956" svg:d="M102 0h19457c56 0 102 45 102 101v753c0 56-46 102-102 102h-19457c-56 0-102-46-102-102v-753c0-56 46-101 102-101zM143 61h19375c45 0 82 36 82 81v671c0 45-37 81-82 81h-19375c-45 0-82-36-82-81v-671c0-45 37-81 82-81z">
          <text:p/>
        </draw:path>
        <draw:path draw:style-name="gr4" draw:text-style-name="P4" draw:layer="layout" svg:width="19.618cm" svg:height="0.915cm" svg:x="0.669cm" svg:y="24.394cm" svg:viewBox="0 0 19619 916" svg:d="M81 0h19457c45 0 81 36 81 81v754c0 45-36 81-81 81h-19457c-45 0-81-36-81-81v-754c0-45 36-81 81-81z">
          <text:p/>
        </draw:path>
        <draw:frame draw:style-name="gr5" draw:text-style-name="P6" draw:layer="layout" svg:width="9.027cm" svg:height="1.106cm" svg:x="6.173cm" svg:y="1.65cm">
          <draw:text-box>
            <text:p text:style-name="P5"><text:span text:style-name="T1">Moses</text:span><text:span text:style-name="T1"><text:tab/></text:span><text:span text:style-name="T1">Mwangi</text:span><text:span text:style-name="T1"><text:tab/></text:span><text:span text:style-name="T1">Kamau</text:span></text:p>
          </draw:text-box>
        </draw:frame>
        <draw:frame draw:style-name="gr6" draw:text-style-name="P7" draw:layer="layout" svg:width="4.113cm" svg:height="0.446cm" svg:x="8.973cm" svg:y="2.903cm">
          <draw:text-box>
            <text:p text:style-name="P5"><text:span text:style-name="T2">Software</text:span><text:span text:style-name="T2"><text:tab/></text:span><text:span text:style-name="T2">Developer</text:span></text:p>
          </draw:text-box>
        </draw:frame>
        <draw:frame draw:style-name="gr6" draw:text-style-name="P7" draw:layer="layout" svg:width="10.755cm" svg:height="0.446cm" svg:x="5.963cm" svg:y="3.737cm">
          <draw:text-box>
            <text:p text:style-name="P5"><text:span text:style-name="T2">Email:</text:span><text:span text:style-name="T2"><text:tab/></text:span><text:span text:style-name="T2">mwangimoses372@gmail.com</text:span><text:span text:style-name="T2"><text:tab/></text:span><text:span text:style-name="T2">|</text:span><text:span text:style-name="T2"><text:tab/></text:span><text:span text:style-name="T2">Phone:</text:span><text:span text:style-name="T2"><text:tab/></text:span><text:span text:style-name="T2">0742784172</text:span></text:p>
          </draw:text-box>
        </draw:frame>
        <draw:frame draw:style-name="gr7" draw:text-style-name="P8" draw:layer="layout" svg:width="3.046cm" svg:height="0.891cm" svg:x="0.649cm" svg:y="5.361cm">
          <draw:text-box>
            <text:p text:style-name="P5"><text:span text:style-name="T3">Education</text:span></text:p>
          </draw:text-box>
        </draw:frame>
        <draw:frame draw:style-name="gr6" draw:text-style-name="P7" draw:layer="layout" svg:width="14.717cm" svg:height="0.446cm" svg:x="0.873cm" svg:y="6.624cm">
          <draw:text-box>
            <text:p text:style-name="P5"><text:span text:style-name="T4">Diploma</text:span><text:span text:style-name="T4"><text:tab/></text:span><text:span text:style-name="T4">in</text:span><text:span text:style-name="T4"><text:tab/></text:span><text:span text:style-name="T4">Information</text:span><text:span text:style-name="T4"><text:tab/></text:span><text:span text:style-name="T4">Technology</text:span><text:span text:style-name="T5">,</text:span><text:span text:style-name="T5"><text:tab/></text:span><text:span text:style-name="T5">Nachu Technical College,</text:span><text:span text:style-name="T5"><text:tab/></text:span><text:span text:style-name="T5">2023</text:span></text:p>
          </draw:text-box>
        </draw:frame>
        <draw:frame draw:style-name="gr6" draw:text-style-name="P7" draw:layer="layout" svg:width="8.367cm" svg:height="0.446cm" svg:x="0.873cm" svg:y="7.783cm">
          <draw:text-box>
            <text:p text:style-name="P5"><text:span text:style-name="T4">KCSE</text:span><text:span text:style-name="T5">, Gatamaiyu</text:span><text:span text:style-name="T5"><text:tab/></text:span><text:span text:style-name="T5">Boys</text:span><text:span text:style-name="T5"><text:tab/></text:span><text:span text:style-name="T5">High</text:span><text:span text:style-name="T5"><text:tab/></text:span><text:span text:style-name="T5">School,</text:span><text:span text:style-name="T5"><text:tab/></text:span><text:span text:style-name="T5">2022</text:span></text:p>
          </draw:text-box>
        </draw:frame>
        <draw:frame draw:style-name="gr7" draw:text-style-name="P8" draw:layer="layout" svg:width="1.522cm" svg:height="0.891cm" svg:x="0.649cm" svg:y="8.817cm">
          <draw:text-box>
            <text:p text:style-name="P5"><text:span text:style-name="T3">Skills</text:span></text:p>
          </draw:text-box>
        </draw:frame>
        <draw:frame draw:style-name="gr6" draw:text-style-name="P7" draw:layer="layout" svg:width="4.032cm" svg:height="0.446cm" svg:x="0.873cm" svg:y="10.08cm">
          <draw:text-box>
            <text:p text:style-name="P5"><text:span text:style-name="T5">HTML,</text:span><text:span text:style-name="T5"><text:tab/></text:span><text:span text:style-name="T5">CSS,</text:span><text:span text:style-name="T5"><text:tab/></text:span><text:span text:style-name="T5">JavaScript</text:span></text:p>
          </draw:text-box>
        </draw:frame>
        <draw:frame draw:style-name="gr6" draw:text-style-name="P7" draw:layer="layout" svg:width="2.335cm" svg:height="0.446cm" svg:x="0.873cm" svg:y="11.239cm">
          <draw:text-box>
            <text:p text:style-name="P5"><text:span text:style-name="T5">PHP,</text:span><text:span text:style-name="T5"><text:tab/></text:span><text:span text:style-name="T5">MySQL</text:span></text:p>
          </draw:text-box>
        </draw:frame>
        <draw:frame draw:style-name="gr6" draw:text-style-name="P7" draw:layer="layout" svg:width="1.086cm" svg:height="0.446cm" svg:x="0.873cm" svg:y="12.398cm">
          <draw:text-box>
            <text:p text:style-name="P5"><text:span text:style-name="T5">Docker</text:span></text:p>
          </draw:text-box>
        </draw:frame>
        <draw:frame draw:style-name="gr6" draw:text-style-name="P7" draw:layer="layout" svg:width="5.963cm" svg:height="0.446cm" svg:x="0.873cm" svg:y="13.556cm">
          <draw:text-box>
            <text:p text:style-name="P5"><text:span text:style-name="T5">Linux</text:span><text:span text:style-name="T5"><text:tab/></text:span><text:span text:style-name="T5">&amp;</text:span><text:span text:style-name="T5"><text:tab/></text:span><text:span text:style-name="T5">Web</text:span><text:span text:style-name="T5"><text:tab/></text:span><text:span text:style-name="T5">Server</text:span><text:span text:style-name="T5"><text:tab/></text:span><text:span text:style-name="T5">Setup</text:span></text:p>
          </draw:text-box>
        </draw:frame>
        <draw:frame draw:style-name="gr7" draw:text-style-name="P8" draw:layer="layout" svg:width="3.363cm" svg:height="0.891cm" svg:x="0.649cm" svg:y="14.591cm">
          <draw:text-box>
            <text:p text:style-name="P5"><text:span text:style-name="T3">Experience</text:span></text:p>
          </draw:text-box>
        </draw:frame>
        <draw:frame draw:style-name="gr6" draw:text-style-name="P7" draw:layer="layout" svg:width="16.512cm" svg:height="0.446cm" svg:x="0.649cm" svg:y="15.63cm">
          <draw:text-box>
            <text:p text:style-name="P5"><text:span text:style-name="T4">Software</text:span><text:span text:style-name="T4"><text:tab/></text:span><text:span text:style-name="T4">Developer</text:span><text:span text:style-name="T4"><text:tab/></text:span><text:span text:style-name="T4">Intern</text:span><text:span text:style-name="T5"><text:tab/></text:span><text:span text:style-name="T5">at</text:span><text:span text:style-name="T5"><text:tab/></text:span><text:span text:style-name="T5">XYZ</text:span><text:span text:style-name="T5"><text:tab/></text:span><text:span text:style-name="T5">Company,</text:span><text:span text:style-name="T5"><text:tab/></text:span><text:span text:style-name="T5">Nairobi</text:span><text:span text:style-name="T5"><text:tab/></text:span><text:span text:style-name="T5">(2023</text:span><text:span text:style-name="T5"><text:tab/></text:span><text:span text:style-name="T5">-</text:span><text:span text:style-name="T5"><text:tab/></text:span><text:span text:style-name="T5">Present)</text:span></text:p>
          </draw:text-box>
        </draw:frame>
        <draw:frame draw:style-name="gr6" draw:text-style-name="P7" draw:layer="layout" svg:width="13.853cm" svg:height="0.446cm" svg:x="0.873cm" svg:y="16.687cm">
          <draw:text-box>
            <text:p text:style-name="P5"><text:span text:style-name="T5">Developed</text:span><text:span text:style-name="T5"><text:tab/></text:span><text:span text:style-name="T5">a</text:span><text:span text:style-name="T5"><text:tab/></text:span><text:span text:style-name="T5">hospital</text:span><text:span text:style-name="T5"><text:tab/></text:span><text:span text:style-name="T5">management</text:span><text:span text:style-name="T5"><text:tab/></text:span><text:span text:style-name="T5">system</text:span><text:span text:style-name="T5"><text:tab/></text:span><text:span text:style-name="T5">using</text:span><text:span text:style-name="T5"><text:tab/></text:span><text:span text:style-name="T5">PHP</text:span><text:span text:style-name="T5"><text:tab/></text:span><text:span text:style-name="T5">and</text:span><text:span text:style-name="T5"><text:tab/></text:span><text:span text:style-name="T5">MySQL.</text:span></text:p>
          </draw:text-box>
        </draw:frame>
        <draw:frame draw:style-name="gr6" draw:text-style-name="P7" draw:layer="layout" svg:width="9.883cm" svg:height="0.446cm" svg:x="0.873cm" svg:y="17.846cm">
          <draw:text-box>
            <text:p text:style-name="P5"><text:span text:style-name="T5">Configured</text:span><text:span text:style-name="T5"><text:tab/></text:span><text:span text:style-name="T5">web</text:span><text:span text:style-name="T5"><text:tab/></text:span><text:span text:style-name="T5">servers</text:span><text:span text:style-name="T5"><text:tab/></text:span><text:span text:style-name="T5">using</text:span><text:span text:style-name="T5"><text:tab/></text:span><text:span text:style-name="T5">Apache</text:span><text:span text:style-name="T5"><text:tab/></text:span><text:span text:style-name="T5">and</text:span><text:span text:style-name="T5"><text:tab/></text:span><text:span text:style-name="T5">Nginx.</text:span></text:p>
          </draw:text-box>
        </draw:frame>
        <draw:frame draw:style-name="gr6" draw:text-style-name="P7" draw:layer="layout" svg:width="7.52cm" svg:height="0.446cm" svg:x="0.873cm" svg:y="19.005cm">
          <draw:text-box>
            <text:p text:style-name="P5"><text:span text:style-name="T5">Implemented</text:span><text:span text:style-name="T5"><text:tab/></text:span><text:span text:style-name="T5">containerization</text:span><text:span text:style-name="T5"><text:tab/></text:span><text:span text:style-name="T5">using</text:span><text:span text:style-name="T5"><text:tab/></text:span><text:span text:style-name="T5">Docker.</text:span></text:p>
          </draw:text-box>
        </draw:frame>
        <draw:frame draw:style-name="gr7" draw:text-style-name="P8" draw:layer="layout" svg:width="2.453cm" svg:height="0.891cm" svg:x="0.649cm" svg:y="20.04cm">
          <draw:text-box>
            <text:p text:style-name="P5"><text:span text:style-name="T3">Projects</text:span></text:p>
          </draw:text-box>
        </draw:frame>
        <draw:frame draw:style-name="gr6" draw:text-style-name="P7" draw:layer="layout" svg:width="24.267cm" svg:height="0.446cm" svg:x="0.873cm" svg:y="21.302cm">
          <draw:text-box>
            <text:p text:style-name="P5"><text:span text:style-name="T4">Hospital</text:span><text:span text:style-name="T4"><text:tab/></text:span><text:span text:style-name="T4">Management</text:span><text:span text:style-name="T4"><text:tab/></text:span><text:span text:style-name="T4">Information</text:span><text:span text:style-name="T4"><text:tab/></text:span><text:span text:style-name="T4">System</text:span><text:span text:style-name="T4"><text:tab/></text:span><text:span text:style-name="T4">(Ongoing)</text:span><text:span text:style-name="T5">:</text:span><text:span text:style-name="T5"><text:tab/></text:span><text:span text:style-name="T5">Developed</text:span><text:span text:style-name="T5"><text:tab/></text:span><text:span text:style-name="T5">a</text:span><text:span text:style-name="T5"><text:tab/></text:span><text:span text:style-name="T5">web-based</text:span><text:span text:style-name="T5"><text:tab/></text:span><text:span text:style-name="T5">system</text:span><text:span text:style-name="T5"><text:tab/></text:span><text:span text:style-name="T5">with</text:span><text:span text:style-name="T5"><text:tab/></text:span><text:span text:style-name="T5">authentication,</text:span><text:span text:style-name="T5"><text:tab/></text:span><text:span text:style-name="T5">database</text:span></text:p>
          </draw:text-box>
        </draw:frame>
        <draw:frame draw:style-name="gr6" draw:text-style-name="P7" draw:layer="layout" svg:width="6.373cm" svg:height="0.446cm" svg:x="0.873cm" svg:y="21.811cm">
          <draw:text-box>
            <text:p text:style-name="P5"><text:span text:style-name="T5">integration,</text:span><text:span text:style-name="T5"><text:tab/></text:span><text:span text:style-name="T5">and</text:span><text:span text:style-name="T5"><text:tab/></text:span><text:span text:style-name="T5">Docker</text:span><text:span text:style-name="T5"><text:tab/></text:span><text:span text:style-name="T5">support.</text:span></text:p>
          </draw:text-box>
        </draw:frame>
        <draw:frame draw:style-name="gr6" draw:text-style-name="P7" draw:layer="layout" svg:width="25.186cm" svg:height="0.446cm" svg:x="0.873cm" svg:y="22.969cm">
          <draw:text-box>
            <text:p text:style-name="P5"><text:span text:style-name="T4">Linux</text:span><text:span text:style-name="T4"><text:tab/></text:span><text:span text:style-name="T4">&amp;</text:span><text:span text:style-name="T4"><text:tab/></text:span><text:span text:style-name="T4">Web</text:span><text:span text:style-name="T4"><text:tab/></text:span><text:span text:style-name="T4">Server</text:span><text:span text:style-name="T4"><text:tab/></text:span><text:span text:style-name="T4">Setup</text:span><text:span text:style-name="T5">:</text:span><text:span text:style-name="T5"><text:tab/></text:span><text:span text:style-name="T5">Installed</text:span><text:span text:style-name="T5"><text:tab/></text:span><text:span text:style-name="T5">and</text:span><text:span text:style-name="T5"><text:tab/></text:span><text:span text:style-name="T5">configured</text:span><text:span text:style-name="T5"><text:tab/></text:span><text:span text:style-name="T5">Ubuntu,</text:span><text:span text:style-name="T5"><text:tab/></text:span><text:span text:style-name="T5">Apache2,</text:span><text:span text:style-name="T5"><text:tab/></text:span><text:span text:style-name="T5">MySQL,</text:span><text:span text:style-name="T5"><text:tab/></text:span><text:span text:style-name="T5">and</text:span><text:span text:style-name="T5"><text:tab/></text:span><text:span text:style-name="T5">PHP.</text:span><text:span text:style-name="T5"><text:tab/></text:span><text:span text:style-name="T5">Developed</text:span><text:span text:style-name="T5"><text:tab/></text:span><text:span text:style-name="T5">and</text:span><text:span text:style-name="T5"><text:tab/></text:span><text:span text:style-name="T5">hosted</text:span></text:p>
          </draw:text-box>
        </draw:frame>
        <draw:frame draw:style-name="gr6" draw:text-style-name="P7" draw:layer="layout" svg:width="8.79cm" svg:height="0.446cm" svg:x="0.873cm" svg:y="23.478cm">
          <draw:text-box>
            <text:p text:style-name="P5"><text:span text:style-name="T5">a</text:span><text:span text:style-name="T5"><text:tab/></text:span><text:span text:style-name="T5">simple</text:span><text:span text:style-name="T5"><text:tab/></text:span><text:span text:style-name="T5">web-based</text:span><text:span text:style-name="T5"><text:tab/></text:span><text:span text:style-name="T5">database</text:span><text:span text:style-name="T5"><text:tab/></text:span><text:span text:style-name="T5">system.</text:span></text:p>
          </draw:text-box>
        </draw:frame>
        <draw:frame draw:style-name="gr6" draw:text-style-name="P7" draw:layer="layout" svg:width="28.251cm" svg:height="0.446cm" svg:x="0.873cm" svg:y="24.636cm">
          <draw:text-box>
            <text:p text:style-name="P5"><text:span text:style-name="T4">Personal</text:span><text:span text:style-name="T4"><text:tab/></text:span><text:span text:style-name="T4">IT</text:span><text:span text:style-name="T4"><text:tab/></text:span><text:span text:style-name="T4">Portfolio</text:span><text:span text:style-name="T4"><text:tab/></text:span><text:span text:style-name="T4">Website</text:span><text:span text:style-name="T4"><text:tab/></text:span><text:span text:style-name="T4">(Ongoing)</text:span><text:span text:style-name="T5">:</text:span><text:span text:style-name="T5"><text:tab/></text:span><text:span text:style-name="T5">Showcasing</text:span><text:span text:style-name="T5"><text:tab/></text:span><text:span text:style-name="T5">IT</text:span><text:span text:style-name="T5"><text:tab/></text:span><text:span text:style-name="T5">skills</text:span><text:span text:style-name="T5"><text:tab/></text:span><text:span text:style-name="T5">and</text:span><text:span text:style-name="T5"><text:tab/></text:span><text:span text:style-name="T5">services.</text:span><text:span text:style-name="T5"><text:tab/></text:span><text:span text:style-name="T5">Built</text:span><text:span text:style-name="T5"><text:tab/></text:span><text:span text:style-name="T5">using</text:span><text:span text:style-name="T5"><text:tab/></text:span><text:span text:style-name="T5">HTML,</text:span><text:span text:style-name="T5"><text:tab/></text:span><text:span text:style-name="T5">CSS,</text:span><text:span text:style-name="T5"><text:tab/></text:span><text:span text:style-name="T5">and</text:span><text:span text:style-name="T5"><text:tab/></text:span><text:span text:style-name="T5">JavaScript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" svg:font-family="NotoSan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1cm" fo:margin-left="0.3cm" fo:margin-right="0.3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7T12:07:00.910385532</dc:date>
    <meta:editing-duration>PT3M7S</meta:editing-duration>
    <meta:editing-cycles>1</meta:editing-cycles>
    <meta:document-statistic meta:object-count="48"/>
    <meta:generator>LibreOffice/24.2.7.2$Linux_X86_64 LibreOffice_project/420$Build-2</meta:generator>
  </office:meta>
</office:document-meta>
</file>